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e6327" officeooo:paragraph-rsid="000a8b04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.student.insertMany([</text:p>
      <text:p text:style-name="P1">{ name: "Ram", rollNo: 101, marks: 85, CGPA: 9.2, branch: "Computer Science", nativeCity: "Delhi" },</text:p>
      <text:p text:style-name="P1">{ name: "Sita", rollNo: 102, marks: 88, CGPA: 8.6, branch: "IT", nativeCity: "Mumbai" },</text:p>
      <text:p text:style-name="P1">{ name: "Shyam", rollNo: 103, marks: 75, CGPA: 7.9, branch: "Electrical", nativeCity: "Kolkata" },</text:p>
      <text:p text:style-name="P1">{ name: "Ravi", rollNo: 104, marks: 90, CGPA: 9.5, branch: "Computer Science", nativeCity: "Bangalore" },</text:p>
      <text:p text:style-name="P1">{ name: "Priya", rollNo: 105, marks: 80, CGPA: 8.2, branch: "Electronics", nativeCity: "Chennai" },</text:p>
      <text:p text:style-name="P1">{ name: "Amit", rollNo: 106, marks: 95, CGPA: 9.8, branch: "Computer Science", nativeCity: "Delhi" },</text:p>
      <text:p text:style-name="P1">{ name: "Geeta", rollNo: 107, marks: 78, CGPA: 8.0, branch: "Civil", nativeCity: "Hyderabad" }])</text:p>
      <text:p text:style-name="P1">{</text:p>
      <text:p text:style-name="P1"><text:tab/>"acknowledged" : true,</text:p>
      <text:p text:style-name="P1"><text:tab/>"insertedIds" : [</text:p>
      <text:p text:style-name="P1"><text:tab/><text:tab/>ObjectId("68b68f3350e207eedee6292a"),</text:p>
      <text:p text:style-name="P1"><text:tab/><text:tab/>ObjectId("68b68f3350e207eedee6292b"),</text:p>
      <text:p text:style-name="P1"><text:tab/><text:tab/>ObjectId("68b68f3350e207eedee6292c"),</text:p>
      <text:p text:style-name="P1"><text:tab/><text:tab/>ObjectId("68b68f3350e207eedee6292d"),</text:p>
      <text:p text:style-name="P1"><text:tab/><text:tab/>ObjectId("68b68f3350e207eedee6292e"),</text:p>
      <text:p text:style-name="P1"><text:tab/><text:tab/>ObjectId("68b68f3350e207eedee6292f"),</text:p>
      <text:p text:style-name="P1"><text:tab/><text:tab/>ObjectId("68b68f3350e207eedee62930")</text:p>
      <text:p text:style-name="P1"><text:tab/>]</text:p>
      <text:p text:style-name="P1">}</text:p>
      <text:p text:style-name="P1"/>
      <text:p text:style-name="P1">db.student.find().pretty()</text:p>
      <text:p text:style-name="P1">{</text:p>
      <text:p text:style-name="P1"><text:tab/>"_id" : ObjectId("68b68f3350e207eedee6292a"),</text:p>
      <text:p text:style-name="P1"><text:tab/>"name" : "Ram",</text:p>
      <text:p text:style-name="P1"><text:tab/>"rollNo" : 101,</text:p>
      <text:p text:style-name="P1"><text:tab/>"marks" : 85,</text:p>
      <text:p text:style-name="P1"><text:tab/>"CGPA" : 9.2,</text:p>
      <text:p text:style-name="P1"><text:tab/>"branch" : "Computer Science",</text:p>
      <text:p text:style-name="P1"><text:tab/>"nativeCity" : "Delhi"</text:p>
      <text:p text:style-name="P1">}</text:p>
      <text:p text:style-name="P1">{</text:p>
      <text:p text:style-name="P1"><text:tab/>"_id" : ObjectId("68b68f3350e207eedee6292b"),</text:p>
      <text:p text:style-name="P1"><text:tab/>"name" : "Sita",</text:p>
      <text:p text:style-name="P1"><text:tab/>"rollNo" : 102,</text:p>
      <text:p text:style-name="P1"><text:tab/>"marks" : 88,</text:p>
      <text:p text:style-name="P1"><text:tab/>"CGPA" : 8.6,</text:p>
      <text:p text:style-name="P1"><text:tab/>"branch" : "IT",</text:p>
      <text:p text:style-name="P1"><text:tab/>"nativeCity" : "Mumbai"</text:p>
      <text:p text:style-name="P1">}</text:p>
      <text:p text:style-name="P1">{</text:p>
      <text:p text:style-name="P1"><text:tab/>"_id" : ObjectId("68b68f3350e207eedee6292c"),</text:p>
      <text:p text:style-name="P1"><text:tab/>"name" : "Shyam",</text:p>
      <text:p text:style-name="P1"><text:tab/>"rollNo" : 103,</text:p>
      <text:p text:style-name="P1"><text:tab/>"marks" : 75,</text:p>
      <text:p text:style-name="P1"><text:tab/>"CGPA" : 7.9,</text:p>
      <text:p text:style-name="P1"><text:tab/>"branch" : "Electrical",</text:p>
      <text:p text:style-name="P1"><text:tab/>"nativeCity" : "Kolkata"</text:p>
      <text:p text:style-name="P1">}</text:p>
      <text:p text:style-name="P1">{</text:p>
      <text:p text:style-name="P1"><text:tab/>"_id" : ObjectId("68b68f3350e207eedee6292d"),</text:p>
      <text:p text:style-name="P1"><text:tab/>"name" : "Ravi",</text:p>
      <text:p text:style-name="P1"><text:tab/>"rollNo" : 104,</text:p>
      <text:p text:style-name="P1"><text:tab/>"marks" : 90,</text:p>
      <text:p text:style-name="P1"><text:tab/>"CGPA" : 9.5,</text:p>
      <text:p text:style-name="P1"><text:tab/>"branch" : "Computer Science",</text:p>
      <text:p text:style-name="P1"><text:tab/>"nativeCity" : "Bangalore"</text:p>
      <text:p text:style-name="P1"><text:soft-page-break/>}</text:p>
      <text:p text:style-name="P1">{</text:p>
      <text:p text:style-name="P1"><text:tab/>"_id" : ObjectId("68b68f3350e207eedee6292e"),</text:p>
      <text:p text:style-name="P1"><text:tab/>"name" : "Priya",</text:p>
      <text:p text:style-name="P1"><text:tab/>"rollNo" : 105,</text:p>
      <text:p text:style-name="P1"><text:tab/>"marks" : 80,</text:p>
      <text:p text:style-name="P1"><text:tab/>"CGPA" : 8.2,</text:p>
      <text:p text:style-name="P1"><text:tab/>"branch" : "Electronics",</text:p>
      <text:p text:style-name="P1"><text:tab/>"nativeCity" : "Chennai"</text:p>
      <text:p text:style-name="P1">}</text:p>
      <text:p text:style-name="P1">{</text:p>
      <text:p text:style-name="P1"><text:tab/>"_id" : ObjectId("68b68f3350e207eedee6292f"),</text:p>
      <text:p text:style-name="P1"><text:tab/>"name" : "Amit",</text:p>
      <text:p text:style-name="P1"><text:tab/>"rollNo" : 106,</text:p>
      <text:p text:style-name="P1"><text:tab/>"marks" : 95,</text:p>
      <text:p text:style-name="P1"><text:tab/>"CGPA" : 9.8,</text:p>
      <text:p text:style-name="P1"><text:tab/>"branch" : "Computer Science",</text:p>
      <text:p text:style-name="P1"><text:tab/>"nativeCity" : "Delhi"</text:p>
      <text:p text:style-name="P1">}</text:p>
      <text:p text:style-name="P1">{</text:p>
      <text:p text:style-name="P1"><text:tab/>"_id" : ObjectId("68b68f3350e207eedee62930"),</text:p>
      <text:p text:style-name="P1"><text:tab/>"name" : "Geeta",</text:p>
      <text:p text:style-name="P1"><text:tab/>"rollNo" : 107,</text:p>
      <text:p text:style-name="P1"><text:tab/>"marks" : 78,</text:p>
      <text:p text:style-name="P1"><text:tab/>"CGPA" : 8,</text:p>
      <text:p text:style-name="P1"><text:tab/>"branch" : "Civil",</text:p>
      <text:p text:style-name="P1"><text:tab/>"nativeCity" : "Hyderabad"</text:p>
      <text:p text:style-name="P1">}</text:p>
      <text:p text:style-name="P1"/>
      <text:p text:style-name="P1">db.student.updateOne(</text:p>
      <text:p text:style-name="P1">{ name: "Ram" }, { $set: { marks: 90 } })</text:p>
      <text:p text:style-name="P1">{ "acknowledged" : true, "matchedCount" : 1, "modifiedCount" : 1 }</text:p>
      <text:p text:style-name="P1"/>
      <text:p text:style-name="P1">db.student.find({ $or: [{ CGPA: { $gte: 9 } }, { branch: "Computer Science" }] }).pretty()</text:p>
      <text:p text:style-name="P1">{</text:p>
      <text:p text:style-name="P1"><text:tab/>"_id" : ObjectId("68b68f3350e207eedee6292a"),</text:p>
      <text:p text:style-name="P1"><text:tab/>"name" : "Ram",</text:p>
      <text:p text:style-name="P1"><text:tab/>"rollNo" : 101,</text:p>
      <text:p text:style-name="P1"><text:tab/>"marks" : 90,</text:p>
      <text:p text:style-name="P1"><text:tab/>"CGPA" : 9.2,</text:p>
      <text:p text:style-name="P1"><text:tab/>"branch" : "Computer Science",</text:p>
      <text:p text:style-name="P1"><text:tab/>"nativeCity" : "Delhi"</text:p>
      <text:p text:style-name="P1">}</text:p>
      <text:p text:style-name="P1">{</text:p>
      <text:p text:style-name="P1"><text:tab/>"_id" : ObjectId("68b68f3350e207eedee6292d"),</text:p>
      <text:p text:style-name="P1"><text:tab/>"name" : "Ravi",</text:p>
      <text:p text:style-name="P1"><text:tab/>"rollNo" : 104,</text:p>
      <text:p text:style-name="P1"><text:tab/>"marks" : 90,</text:p>
      <text:p text:style-name="P1"><text:tab/>"CGPA" : 9.5,</text:p>
      <text:p text:style-name="P1"><text:tab/>"branch" : "Computer Science",</text:p>
      <text:p text:style-name="P1"><text:tab/>"nativeCity" : "Bangalore"</text:p>
      <text:p text:style-name="P1">}</text:p>
      <text:p text:style-name="P1">{</text:p>
      <text:p text:style-name="P1"><text:tab/>"_id" : ObjectId("68b68f3350e207eedee6292f"),</text:p>
      <text:p text:style-name="P1"><text:tab/>"name" : "Amit",</text:p>
      <text:p text:style-name="P1"><text:tab/>"rollNo" : 106,</text:p>
      <text:p text:style-name="P1"><text:tab/>"marks" : 95,</text:p>
      <text:p text:style-name="P1"><text:soft-page-break/><text:tab/>"CGPA" : 9.8,</text:p>
      <text:p text:style-name="P1"><text:tab/>"branch" : "Computer Science",</text:p>
      <text:p text:style-name="P1"><text:tab/>"nativeCity" : "Delhi"</text:p>
      <text:p text:style-name="P1">}</text:p>
      <text:p text:style-name="P1"/>
      <text:p text:style-name="P1">db.student.find({ branch: { $ne: "IT" } }).pretty()</text:p>
      <text:p text:style-name="P1">{</text:p>
      <text:p text:style-name="P1"><text:tab/>"_id" : ObjectId("68b68f3350e207eedee6292a"),</text:p>
      <text:p text:style-name="P1"><text:tab/>"name" : "Ram",</text:p>
      <text:p text:style-name="P1"><text:tab/>"rollNo" : 101,</text:p>
      <text:p text:style-name="P1"><text:tab/>"marks" : 90,</text:p>
      <text:p text:style-name="P1"><text:tab/>"CGPA" : 9.2,</text:p>
      <text:p text:style-name="P1"><text:tab/>"branch" : "Computer Science",</text:p>
      <text:p text:style-name="P1"><text:tab/>"nativeCity" : "Delhi"</text:p>
      <text:p text:style-name="P1">}</text:p>
      <text:p text:style-name="P1">{</text:p>
      <text:p text:style-name="P1"><text:tab/>"_id" : ObjectId("68b68f3350e207eedee6292c"),</text:p>
      <text:p text:style-name="P1"><text:tab/>"name" : "Shyam",</text:p>
      <text:p text:style-name="P1"><text:tab/>"rollNo" : 103,</text:p>
      <text:p text:style-name="P1"><text:tab/>"marks" : 75,</text:p>
      <text:p text:style-name="P1"><text:tab/>"CGPA" : 7.9,</text:p>
      <text:p text:style-name="P1"><text:tab/>"branch" : "Electrical",</text:p>
      <text:p text:style-name="P1"><text:tab/>"nativeCity" : "Kolkata"</text:p>
      <text:p text:style-name="P1">}</text:p>
      <text:p text:style-name="P1">{</text:p>
      <text:p text:style-name="P1"><text:tab/>"_id" : ObjectId("68b68f3350e207eedee6292d"),</text:p>
      <text:p text:style-name="P1"><text:tab/>"name" : "Ravi",</text:p>
      <text:p text:style-name="P1"><text:tab/>"rollNo" : 104,</text:p>
      <text:p text:style-name="P1"><text:tab/>"marks" : 90,</text:p>
      <text:p text:style-name="P1"><text:tab/>"CGPA" : 9.5,</text:p>
      <text:p text:style-name="P1"><text:tab/>"branch" : "Computer Science",</text:p>
      <text:p text:style-name="P1"><text:tab/>"nativeCity" : "Bangalore"</text:p>
      <text:p text:style-name="P1">}</text:p>
      <text:p text:style-name="P1">{</text:p>
      <text:p text:style-name="P1"><text:tab/>"_id" : ObjectId("68b68f3350e207eedee6292e"),</text:p>
      <text:p text:style-name="P1"><text:tab/>"name" : "Priya",</text:p>
      <text:p text:style-name="P1"><text:tab/>"rollNo" : 105,</text:p>
      <text:p text:style-name="P1"><text:tab/>"marks" : 80,</text:p>
      <text:p text:style-name="P1"><text:tab/>"CGPA" : 8.2,</text:p>
      <text:p text:style-name="P1"><text:tab/>"branch" : "Electronics",</text:p>
      <text:p text:style-name="P1"><text:tab/>"nativeCity" : "Chennai"</text:p>
      <text:p text:style-name="P1">}</text:p>
      <text:p text:style-name="P1">{</text:p>
      <text:p text:style-name="P1"><text:tab/>"_id" : ObjectId("68b68f3350e207eedee6292f"),</text:p>
      <text:p text:style-name="P1"><text:tab/>"name" : "Amit",</text:p>
      <text:p text:style-name="P1"><text:tab/>"rollNo" : 106,</text:p>
      <text:p text:style-name="P1"><text:tab/>"marks" : 95,</text:p>
      <text:p text:style-name="P1"><text:tab/>"CGPA" : 9.8,</text:p>
      <text:p text:style-name="P1"><text:tab/>"branch" : "Computer Science",</text:p>
      <text:p text:style-name="P1"><text:tab/>"nativeCity" : "Delhi"</text:p>
      <text:p text:style-name="P1">}</text:p>
      <text:p text:style-name="P1">{</text:p>
      <text:p text:style-name="P1"><text:tab/>"_id" : ObjectId("68b68f3350e207eedee62930"),</text:p>
      <text:p text:style-name="P1"><text:tab/>"name" : "Geeta",</text:p>
      <text:p text:style-name="P1"><text:tab/>"rollNo" : 107,</text:p>
      <text:p text:style-name="P1"><text:tab/>"marks" : 78,</text:p>
      <text:p text:style-name="P1"><text:tab/>"CGPA" : 8,</text:p>
      <text:p text:style-name="P1"><text:soft-page-break/><text:tab/>"branch" : "Civil",</text:p>
      <text:p text:style-name="P1"><text:tab/>"nativeCity" : "Hyderabad"</text:p>
      <text:p text:style-name="P1">}</text:p>
      <text:p text:style-name="P1"/>
      <text:p text:style-name="P1">db.student.find({ $nor: [{ CGPA: { $eq: 9 } }, { branch: "Computer Science" }]}).pretty()</text:p>
      <text:p text:style-name="P1">{</text:p>
      <text:p text:style-name="P1"><text:tab/>"_id" : ObjectId("68b68f3350e207eedee6292b"),</text:p>
      <text:p text:style-name="P1"><text:tab/>"name" : "Sita",</text:p>
      <text:p text:style-name="P1"><text:tab/>"rollNo" : 102,</text:p>
      <text:p text:style-name="P1"><text:tab/>"marks" : 88,</text:p>
      <text:p text:style-name="P1"><text:tab/>"CGPA" : 8.6,</text:p>
      <text:p text:style-name="P1"><text:tab/>"branch" : "IT",</text:p>
      <text:p text:style-name="P1"><text:tab/>"nativeCity" : "Mumbai"</text:p>
      <text:p text:style-name="P1">}</text:p>
      <text:p text:style-name="P1">{</text:p>
      <text:p text:style-name="P1"><text:tab/>"_id" : ObjectId("68b68f3350e207eedee6292c"),</text:p>
      <text:p text:style-name="P1"><text:tab/>"name" : "Shyam",</text:p>
      <text:p text:style-name="P1"><text:tab/>"rollNo" : 103,</text:p>
      <text:p text:style-name="P1"><text:tab/>"marks" : 75,</text:p>
      <text:p text:style-name="P1"><text:tab/>"CGPA" : 7.9,</text:p>
      <text:p text:style-name="P1"><text:tab/>"branch" : "Electrical",</text:p>
      <text:p text:style-name="P1"><text:tab/>"nativeCity" : "Kolkata"</text:p>
      <text:p text:style-name="P1">}</text:p>
      <text:p text:style-name="P1">{</text:p>
      <text:p text:style-name="P1"><text:tab/>"_id" : ObjectId("68b68f3350e207eedee6292e"),</text:p>
      <text:p text:style-name="P1"><text:tab/>"name" : "Priya",</text:p>
      <text:p text:style-name="P1"><text:tab/>"rollNo" : 105,</text:p>
      <text:p text:style-name="P1"><text:tab/>"marks" : 80,</text:p>
      <text:p text:style-name="P1"><text:tab/>"CGPA" : 8.2,</text:p>
      <text:p text:style-name="P1"><text:tab/>"branch" : "Electronics",</text:p>
      <text:p text:style-name="P1"><text:tab/>"nativeCity" : "Chennai"</text:p>
      <text:p text:style-name="P1">}</text:p>
      <text:p text:style-name="P1">{</text:p>
      <text:p text:style-name="P1"><text:tab/>"_id" : ObjectId("68b68f3350e207eedee62930"),</text:p>
      <text:p text:style-name="P1"><text:tab/>"name" : "Geeta",</text:p>
      <text:p text:style-name="P1"><text:tab/>"rollNo" : 107,</text:p>
      <text:p text:style-name="P1"><text:tab/>"marks" : 78,</text:p>
      <text:p text:style-name="P1"><text:tab/>"CGPA" : 8,</text:p>
      <text:p text:style-name="P1"><text:tab/>"branch" : "Civil",</text:p>
      <text:p text:style-name="P1"><text:tab/>"nativeCity" : "Hyderabad"</text:p>
      <text:p text:style-name="P1">}</text:p>
      <text:p text:style-name="P1"/>
      <text:p text:style-name="P1">db.student.save({ name: "Nisha", rollNo: 108, marks: 88, CGPA: 8.1, branch: "Computer Science", nativeCity: "Mumbai" })</text:p>
      <text:p text:style-name="P1">WriteResult({ "nInserted" : 1 })</text:p>
      <text:p text:style-name="P1">db.student.deleteOne({ name: "Sita" })</text:p>
      <text:p text:style-name="P1">{ "acknowledged" : true, "deletedCount" : 1 }</text:p>
      <text:p text:style-name="P1">db.student.find({ branch: "Computer Science" }).sort({ CGPA: -1 }).limit(1).pretty()</text:p>
      <text:p text:style-name="P1">{</text:p>
      <text:p text:style-name="P1"><text:tab/>"_id" : ObjectId("68b68f3350e207eedee6292f"),</text:p>
      <text:p text:style-name="P1"><text:tab/>"name" : "Amit",</text:p>
      <text:p text:style-name="P1"><text:tab/>"rollNo" : 106,</text:p>
      <text:p text:style-name="P1"><text:tab/>"marks" : 95,</text:p>
      <text:p text:style-name="P1"><text:tab/>"CGPA" : 9.8,</text:p>
      <text:p text:style-name="P1"><text:tab/>"branch" : "Computer Science",</text:p>
      <text:p text:style-name="P1"><text:tab/>"nativeCity" : "Delhi"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23T11:33:32.831393973</meta:creation-date>
    <dc:date>2025-09-23T11:34:19.398293953</dc:date>
    <meta:editing-duration>PT46S</meta:editing-duration>
    <meta:editing-cycles>1</meta:editing-cycles>
    <meta:document-statistic meta:table-count="0" meta:image-count="0" meta:object-count="0" meta:page-count="4" meta:paragraph-count="221" meta:word-count="711" meta:character-count="5096" meta:non-whitespace-character-count="4442"/>
    <meta:generator>LibreOffice/6.4.7.2$Linux_X86_64 LibreOffice_project/40$Build-2</meta:generator>
  </office:meta>
</office:document-meta>
</file>